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3.67cm" fo:min-width="3.92cm" fo:padding-top="0.165cm" fo:padding-bottom="0.165cm" fo:padding-left="0.29cm" fo:padding-right="0.29cm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="Linienspitzen_20_4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stroke-linejoin="none" draw:fill="none" draw:fill-color="#ffffff" loext:fill-use-slide-background="false" draw:textarea-horizontal-align="justify" draw:textarea-vertical-align="middle" draw:auto-grow-height="false" fo:min-height="0.966cm" fo:min-width="0cm" fo:padding-top="0.142cm" fo:padding-bottom="0.142cm" fo:padding-left="0.267cm" fo:padding-right="0.267cm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="Linienspitzen_20_2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994cm" fo:min-width="1.941cm"/>
      <style:paragraph-properties style:writing-mode="lr-tb"/>
    </style:style>
    <style:style style:name="gr7" style:family="graphic" style:parent-style-name="objectwithoutfill">
      <style:graphic-properties svg:stroke-width="0.035cm" svg:stroke-color="#000000" draw:marker-start="Linienspitzen_20_2" draw:marker-start-width="0.252cm" draw:marker-end="Linienspitzen_20_3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000000" draw:marker-start="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0000" draw:marker-start="" draw:marker-start-width="0.252cm" draw:marker-end="Linienspitzen_20_3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1cm"/>
      <style:paragraph-properties style:writing-mode="lr-tb"/>
    </style:style>
    <style:style style:name="gr11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bottom" draw:auto-grow-height="false" fo:min-height="3.67cm" fo:min-width="5.421cm" fo:padding-top="0.165cm" fo:padding-bottom="0.165cm" fo:padding-left="0.29cm" fo:padding-right="0.29cm"/>
      <style:paragraph-properties style:writing-mode="lr-tb"/>
    </style:style>
    <style:style style:name="gr12" style:family="graphic" style:parent-style-name="objectwithoutfill">
      <style:graphic-properties svg:stroke-width="0.035cm" svg:stroke-color="#000000" draw:marker-start="Linienspitzen_20_3" draw:marker-start-width="0.252cm" draw:marker-end="Linienspitzen_20_3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1.75cm"/>
      <style:paragraph-properties style:writing-mode="lr-tb"/>
    </style:style>
    <style:style style:name="gr14" style:family="graphic" style:parent-style-name="objectwithoutfill">
      <style:graphic-properties svg:stroke-width="0.035cm" svg:stroke-color="#000000" draw:marker-start-width="0.252cm" draw:marker-end="Linienspitzen_20_2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101cm" fo:min-width="0cm"/>
      <style:paragraph-properties style:writing-mode="lr-tb"/>
    </style:style>
    <style:style style:name="gr16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25cm" fo:min-width="0cm"/>
      <style:paragraph-properties style:writing-mode="lr-tb"/>
    </style:style>
    <style:style style:name="gr17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1.4cm"/>
      <style:paragraph-properties style:writing-mode="lr-tb"/>
    </style:style>
    <style:style style:name="gr18" style:family="graphic" style:parent-style-name="objectwithoutfill">
      <style:graphic-properties draw:stroke="dash" draw:stroke-dash="Dash_20__28_Rounded_29_" svg:stroke-width="0.035cm" svg:stroke-color="#000000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-color="#dddddd" draw:opacity="40%" draw:textarea-horizontal-align="justify" draw:textarea-vertical-align="middle" draw:auto-grow-height="false" fo:min-height="0.907cm" fo:min-width="0cm" fo:padding-top="0.142cm" fo:padding-bottom="0.142cm" fo:padding-left="0.267cm" fo:padding-right="0.267cm"/>
    </style:style>
    <style:style style:name="gr20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1.5cm"/>
      <style:paragraph-properties style:writing-mode="lr-tb"/>
    </style:style>
    <style:style style:name="gr21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bottom" draw:auto-grow-height="false" fo:min-height="3.67cm" fo:min-width="6.621cm" fo:padding-top="0.165cm" fo:padding-bottom="0.165cm" fo:padding-left="0.29cm" fo:padding-right="0.29cm"/>
      <style:paragraph-properties style:writing-mode="lr-tb"/>
    </style:style>
    <style:style style:name="gr22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1.05cm" fo:min-width="1.35cm"/>
      <style:paragraph-properties style:writing-mode="lr-tb"/>
    </style:style>
    <style:style style:name="gr23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1.95cm"/>
      <style:paragraph-properties style:writing-mode="lr-tb"/>
    </style:style>
    <style:style style:name="gr24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25cm" fo:min-width="0.75cm"/>
      <style:paragraph-properties style:writing-mode="lr-tb"/>
    </style:style>
    <style:style style:name="gr25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15cm" fo:min-width="1.05cm"/>
      <style:paragraph-properties style:writing-mode="lr-tb"/>
    </style:style>
    <style:style style:name="gr26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0cm"/>
      <style:paragraph-properties style:writing-mode="lr-tb"/>
    </style:style>
    <style:style style:name="gr27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15cm" fo:min-width="0.75cm"/>
      <style:paragraph-properties style:writing-mode="lr-tb"/>
    </style:style>
    <style:style style:name="gr28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25cm" fo:min-width="1.75cm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729fcf" loext:fill-use-slide-background="false" draw:textarea-horizontal-align="justify" draw:textarea-vertical-align="top" draw:auto-grow-height="false" fo:min-height="0.994cm" fo:min-width="1.45cm"/>
      <style:paragraph-properties style:writing-mode="lr-tb"/>
    </style:style>
    <style:style style:name="gr30" style:family="graphic" style:parent-style-name="standard">
      <style:graphic-properties svg:stroke-width="0.035cm" svg:stroke-color="#000000" draw:marker-start-width="0.252cm" draw:marker-end-width="0.252cm" draw:stroke-linejoin="none" draw:fill="none" draw:fill-color="#ffffff" loext:fill-use-slide-background="false" draw:textarea-horizontal-align="justify" draw:textarea-vertical-align="middle" draw:auto-grow-height="false" fo:min-height="0.466cm" fo:min-width="0.966cm" fo:padding-top="0.142cm" fo:padding-bottom="0.142cm" fo:padding-left="0.267cm" fo:padding-right="0.267cm"/>
      <style:paragraph-properties style:writing-mode="lr-tb"/>
    </style:style>
    <style:style style:name="gr31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25cm" fo:min-width="1.1cm"/>
      <style:paragraph-properties style:writing-mode="lr-tb"/>
    </style:style>
    <style:style style:name="gr32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2.35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opacity="0%"/>
      <style:paragraph-properties fo:text-align="start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 draw:fill-color="#729fcf"/>
      <style:paragraph-properties fo:text-align="start" style:writing-mode="lr-tb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 draw:fill-color="#729fcf"/>
      <style:paragraph-properties fo:text-align="center" style:writing-mode="lr-tb"/>
    </style:style>
    <style:style style:name="P8" style:family="paragraph">
      <loext:graphic-properties draw:opacity="0%"/>
      <style:paragraph-properties fo:text-align="center" style:writing-mode="lr-tb"/>
    </style:style>
    <style:style style:name="P9" style:family="paragraph">
      <loext:graphic-properties draw:fill-color="#dddddd" draw:opacity="40%"/>
      <style:paragraph-properties fo:text-align="center"/>
    </style:style>
    <style:style style:name="P10" style:family="paragraph">
      <style:paragraph-properties fo:text-align="end" style:writing-mode="lr-tb"/>
    </style:style>
    <style:style style:name="P11" style:family="paragraph">
      <loext:graphic-properties draw:fill="none" draw:fill-color="#729fcf"/>
      <style:paragraph-properties fo:text-align="end" style:writing-mode="lr-tb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2pt" style:font-size-asian="22pt" style:font-size-complex="22pt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size="22pt" style:font-size-asian="22pt" style:font-size-complex="22pt"/>
    </style:style>
    <style:style style:name="P14" style:family="paragraph">
      <style:paragraph-properties fo:margin-left="0cm" fo:margin-right="0cm" fo:margin-top="0cm" fo:margin-bottom="0cm" fo:line-height="80%" fo:text-align="end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80%" fo:text-align="end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-8% 58%"/>
    </style:style>
    <style:style style:name="T2" style:family="text">
      <style:text-properties style:text-position="0% 100%"/>
    </style:style>
    <style:style style:name="T3" style:family="text">
      <style:text-properties style:font-name="Liberation Sans2" style:font-name-asian="Liberation Sans2" style:font-name-complex="Liberation Sans2"/>
    </style:style>
    <style:style style:name="T4" style:family="text">
      <style:text-properties style:font-name="Liberation Sans2" fo:font-size="10.5pt" style:font-name-asian="Liberation Sans2" style:font-size-asian="10.5pt" style:font-name-complex="Liberation Sans2" style:font-size-complex="10.5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5cm" svg:height="4cm" draw:transform="skewX (-0.00122173047639603) translate (0.148cm 0.1cm)">
          <text:p text:style-name="P1">VCR</text:p>
          <text:p text:style-name="P1">RF</text:p>
          <text:p text:style-name="P1">ou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.4cm" svg:y1="0.6cm" svg:x2="3.9cm" svg:y2="0.6cm">
          <text:p/>
        </draw:line>
        <draw:custom-shape draw:style-name="gr3" draw:text-style-name="P4" draw:layer="layout" svg:width="0.5cm" svg:height="1.25cm" svg:x="2.1cm" svg:y="1.6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.35cm" svg:y1="0.477cm" svg:x2="2.35cm" svg:y2="1.6cm">
          <text:p/>
        </draw:line>
        <draw:line draw:style-name="gr5" draw:text-style-name="P3" draw:layer="layout" svg:x1="2.35cm" svg:y1="2.85cm" svg:x2="2.35cm" svg:y2="3.6cm">
          <text:p/>
        </draw:line>
        <draw:line draw:style-name="gr5" draw:text-style-name="P3" draw:layer="layout" svg:x1="1.976cm" svg:y1="3.596cm" svg:x2="2.726cm" svg:y2="3.596cm">
          <text:p/>
        </draw:line>
        <draw:line draw:style-name="gr5" draw:text-style-name="P3" draw:layer="layout" svg:x1="2.126cm" svg:y1="3.746cm" svg:x2="2.626cm" svg:y2="3.746cm">
          <text:p/>
        </draw:line>
        <draw:custom-shape draw:style-name="gr6" draw:text-style-name="P5" draw:layer="layout" svg:width="2.441cm" svg:height="1.244cm" svg:x="2.409cm" svg:y="1.756cm">
          <text:p text:style-name="P1">R<text:span text:style-name="T1">VCR </text:span><text:span text:style-name="T2">=</text:span></text:p>
          <text:p text:style-name="P1">?<text:span text:style-name="T3">Ω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2.22cm" svg:y1="3.1cm" svg:x2="5.15cm" svg:y2="3.1cm">
          <text:p/>
        </draw:line>
        <draw:line draw:style-name="gr8" draw:text-style-name="P3" draw:layer="layout" svg:x1="3.9cm" svg:y1="0.281cm" svg:x2="3.9cm" svg:y2="0.904cm">
          <text:p/>
        </draw:line>
        <draw:line draw:style-name="gr8" draw:text-style-name="P3" draw:layer="layout" svg:x1="4.15cm" svg:y1="0.281cm" svg:x2="4.15cm" svg:y2="0.904cm">
          <text:p/>
        </draw:line>
        <draw:line draw:style-name="gr9" draw:text-style-name="P3" draw:layer="layout" svg:x1="4.15cm" svg:y1="0.6cm" svg:x2="5.15cm" svg:y2="0.6cm">
          <text:p/>
        </draw:line>
        <draw:custom-shape draw:style-name="gr10" draw:text-style-name="P7" draw:layer="layout" svg:width="1.5cm" svg:height="0.75cm" svg:x="3.293cm" svg:y="0.833cm">
          <text:p text:style-name="P6">?<text:span text:style-name="T3">F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6.001cm" svg:height="4cm" draw:transform="skewX (-0.00122173047639603) translate (5.397cm 0.1cm)">
          <text:p text:style-name="P6">ADA4857 amp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3" draw:layer="layout" svg:x1="11.9cm" svg:y1="3.1cm" svg:x2="4.9cm" svg:y2="3.1cm">
          <text:p/>
        </draw:line>
        <draw:line draw:style-name="gr9" draw:text-style-name="P3" draw:layer="layout" svg:x1="6.2cm" svg:y1="0.6cm" svg:x2="4.9cm" svg:y2="0.6cm">
          <text:p/>
        </draw:line>
        <draw:line draw:style-name="gr8" draw:text-style-name="P3" draw:layer="layout" svg:x1="6.2cm" svg:y1="0.294cm" svg:x2="6.2cm" svg:y2="0.917cm">
          <text:p/>
        </draw:line>
        <draw:line draw:style-name="gr8" draw:text-style-name="P3" draw:layer="layout" svg:x1="6.45cm" svg:y1="0.294cm" svg:x2="6.45cm" svg:y2="0.917cm">
          <text:p/>
        </draw:line>
        <draw:custom-shape draw:style-name="gr13" draw:text-style-name="P7" draw:layer="layout" svg:width="2.25cm" svg:height="0.75cm" svg:x="5.3cm" svg:y="0.85cm">
          <text:p text:style-name="P6"><text:span text:style-name="T3">10uF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1.15cm" svg:y1="0.6cm" svg:x2="11.9cm" svg:y2="0.6cm">
          <text:p/>
        </draw:line>
        <draw:line draw:style-name="gr5" draw:text-style-name="P3" draw:layer="layout" svg:x1="6.45cm" svg:y1="0.6cm" svg:x2="7.9cm" svg:y2="0.6cm">
          <text:p/>
        </draw:line>
        <draw:line draw:style-name="gr5" draw:text-style-name="P3" draw:layer="layout" svg:x1="7.9cm" svg:y1="2.85cm" svg:x2="7.9cm" svg:y2="0.35cm">
          <text:p/>
        </draw:line>
        <draw:line draw:style-name="gr5" draw:text-style-name="P3" draw:layer="layout" svg:x1="8.9cm" svg:y1="1.6cm" svg:x2="7.9cm" svg:y2="0.35cm">
          <text:p/>
        </draw:line>
        <draw:line draw:style-name="gr5" draw:text-style-name="P3" draw:layer="layout" svg:x1="8.9cm" svg:y1="1.6cm" svg:x2="7.9cm" svg:y2="2.85cm">
          <text:p/>
        </draw:line>
        <draw:line draw:style-name="gr14" draw:text-style-name="P3" draw:layer="layout" svg:x1="7.4cm" svg:y1="1.6cm" svg:x2="7.4cm" svg:y2="0.471cm">
          <text:p/>
        </draw:line>
        <draw:line draw:style-name="gr5" draw:text-style-name="P3" draw:layer="layout" svg:x1="8.9cm" svg:y1="1.6cm" svg:x2="9.1cm" svg:y2="1.6cm">
          <text:p/>
        </draw:line>
        <draw:line draw:style-name="gr8" draw:text-style-name="P3" draw:layer="layout" svg:x1="9.1cm" svg:y1="1.294cm" svg:x2="9.1cm" svg:y2="1.917cm">
          <text:p/>
        </draw:line>
        <draw:line draw:style-name="gr8" draw:text-style-name="P3" draw:layer="layout" svg:x1="9.35cm" svg:y1="1.294cm" svg:x2="9.35cm" svg:y2="1.917cm">
          <text:p/>
        </draw:line>
        <draw:custom-shape draw:style-name="gr13" draw:text-style-name="P7" draw:layer="layout" svg:width="2.25cm" svg:height="0.75cm" svg:x="8.2cm" svg:y="1.85cm">
          <text:p text:style-name="P6"><text:span text:style-name="T3">47uF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4cm" svg:y1="3.24cm" svg:x2="7.4cm" svg:y2="2.85cm">
          <text:p/>
        </draw:line>
        <draw:custom-shape draw:style-name="gr15" draw:text-style-name="P7" draw:layer="layout" svg:width="0.25cm" svg:height="0.351cm" svg:x="18.9cm" svg:y="0.6cm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5cm" svg:height="0.5cm" svg:x="8.45cm" svg:y="1.35cm">
          <text:p text:style-name="P6"><text:span text:style-name="T4">6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1.25cm" draw:transform="rotate (1.5707963267949) translate (9.9cm 0.85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1.9cm" svg:height="0.75cm" svg:x="9.55cm" svg:y="0.85cm">
          <text:p text:style-name="P6"><text:span text:style-name="T3">75Ω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9.35cm" svg:y1="1.6cm" svg:x2="9.601cm" svg:y2="1.6cm">
          <text:p/>
        </draw:line>
        <draw:line draw:style-name="gr18" draw:text-style-name="P3" draw:layer="layout" svg:x1="11.9cm" svg:y1="0.6cm" svg:x2="13.85cm" svg:y2="0.6cm">
          <text:p/>
        </draw:line>
        <draw:custom-shape draw:style-name="gr19" draw:text-style-name="P9" draw:layer="layout" svg:width="0.5cm" svg:height="1.5cm" draw:transform="rotate (1.5707963267949) translate (12.15cm 0.85cm)">
          <text:p/>
          <draw:enhanced-geometry svg:viewBox="0 0 88 21600" draw:mirror-horizontal="false" draw:mirror-vertical="false" draw:glue-points="44 ?f6 44 0 0 10800 44 21600 88 10800" draw:text-areas="0 ?f6 88 ?f3" draw:type="can" draw:modifiers="2977.8221778221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" draw:text-style-name="P3" draw:layer="layout" svg:x1="11.9cm" svg:y1="3.1cm" svg:x2="12.25cm" svg:y2="3.1cm">
          <text:p/>
        </draw:line>
        <draw:line draw:style-name="gr5" draw:text-style-name="P3" draw:layer="layout" svg:x1="12.25cm" svg:y1="3.1cm" svg:x2="12.25cm" svg:y2="0.85cm">
          <text:p/>
        </draw:line>
        <draw:line draw:style-name="gr5" draw:text-style-name="P3" draw:layer="layout" svg:x1="13.55cm" svg:y1="3.1cm" svg:x2="13.55cm" svg:y2="0.85cm">
          <text:p/>
        </draw:line>
        <draw:line draw:style-name="gr5" draw:text-style-name="P3" draw:layer="layout" svg:x1="13.55cm" svg:y1="3.1cm" svg:x2="13.75cm" svg:y2="3.1cm">
          <text:p/>
        </draw:line>
        <draw:custom-shape draw:style-name="gr20" draw:text-style-name="P7" draw:layer="layout" svg:width="2cm" svg:height="0.75cm" svg:x="11.9cm" svg:y="0.85cm">
          <text:p text:style-name="P6"><text:span text:style-name="T3">75Ω</text:span></text:p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7.201cm" svg:height="4cm" draw:transform="skewX (-0.00122173047639603) translate (14.247cm 0.1cm)">
          <text:p text:style-name="P6">Domesday Duplicato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14.75cm" svg:y1="3.1cm" svg:x2="13.75cm" svg:y2="3.1cm">
          <text:p/>
        </draw:line>
        <draw:line draw:style-name="gr9" draw:text-style-name="P3" draw:layer="layout" svg:x1="15.75cm" svg:y1="0.6cm" svg:x2="13.75cm" svg:y2="0.6cm">
          <text:p/>
        </draw:line>
        <draw:custom-shape draw:style-name="gr22" draw:text-style-name="P11" draw:layer="layout" svg:width="1.85cm" svg:height="1.3cm" svg:x="14.65cm" svg:y="1.6cm">
          <text:p text:style-name="P10"><text:span text:style-name="T5">50</text:span><text:span text:style-name="T3">Ω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5.75cm" svg:y1="0.294cm" svg:x2="15.75cm" svg:y2="0.917cm">
          <text:p/>
        </draw:line>
        <draw:line draw:style-name="gr8" draw:text-style-name="P3" draw:layer="layout" svg:x1="16cm" svg:y1="0.294cm" svg:x2="16cm" svg:y2="0.917cm">
          <text:p/>
        </draw:line>
        <draw:custom-shape draw:style-name="gr23" draw:text-style-name="P7" draw:layer="layout" svg:width="2.45cm" svg:height="0.75cm" svg:x="14.65cm" svg:y="0.85cm">
          <text:p text:style-name="P6"><text:span text:style-name="T3">100nF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1.25cm" svg:x="14.5cm" svg:y="1.55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4.75cm" svg:y1="0.494cm" svg:x2="14.75cm" svg:y2="1.55cm">
          <text:p/>
        </draw:line>
        <draw:custom-shape draw:style-name="gr24" draw:text-style-name="P7" draw:layer="layout" svg:width="1.25cm" svg:height="0.5cm" draw:transform="rotate (1.5707963267949) translate (14.503cm 2.8cm)">
          <text:p text:style-name="P6"><text:span text:style-name="T4">Rin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8.45cm" svg:y1="0.6cm" svg:x2="18.9cm" svg:y2="0.6cm">
          <text:p/>
        </draw:line>
        <draw:custom-shape draw:style-name="gr25" draw:text-style-name="P7" draw:layer="layout" svg:width="1.55cm" svg:height="0.4cm" svg:x="14.5cm" svg:y="0.2cm">
          <text:p text:style-name="P6"><text:span text:style-name="T4">C401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0.25cm" svg:height="0.75cm" svg:x="7.9cm" svg:y="0.4cm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4.75cm" svg:y1="3.1cm" svg:x2="14.75cm" svg:y2="2.8cm">
          <text:p/>
        </draw:line>
        <draw:custom-shape draw:style-name="gr27" draw:text-style-name="P7" draw:layer="layout" svg:width="1.25cm" svg:height="0.4cm" svg:x="5.2cm" svg:y="0.2cm">
          <text:p text:style-name="P6"><text:span text:style-name="T4">C1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1.25cm" svg:x="7.15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3" draw:layer="layout" svg:width="2.25cm" svg:height="0.5cm" draw:transform="rotate (1.5707963267949) translate (7.153cm 3.35cm)">
          <text:p text:style-name="P12"><text:span text:style-name="T4">R11/12</text:span></text:p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1.95cm" svg:height="1.244cm" svg:x="5.4cm" svg:y="1.806cm">
          <text:p text:style-name="P14"><text:span text:style-name="T6">~10x R</text:span><text:span text:style-name="T7">VCR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25cm" svg:height="0.4cm" svg:x="8.6cm" svg:y="0.95cm">
          <text:p text:style-name="P6"><text:span text:style-name="T4">C13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9.601cm" svg:y1="0.6cm" svg:x2="9.9cm" svg:y2="0.6cm">
          <text:p/>
        </draw:line>
        <draw:line draw:style-name="gr5" draw:text-style-name="P3" draw:layer="layout" svg:x1="9.601cm" svg:y1="1.6cm" svg:x2="9.601cm" svg:y2="0.6cm">
          <text:p/>
        </draw:line>
        <draw:custom-shape draw:style-name="gr24" draw:text-style-name="P7" draw:layer="layout" svg:width="1.25cm" svg:height="0.5cm" svg:x="9.9cm" svg:y="0.35cm">
          <text:p text:style-name="P6"><text:span text:style-name="T4">R15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8.9cm" svg:y1="2.85cm" svg:x2="18.9cm" svg:y2="0.35cm">
          <text:p/>
        </draw:line>
        <draw:line draw:style-name="gr5" draw:text-style-name="P3" draw:layer="layout" svg:x1="19.9cm" svg:y1="1.6cm" svg:x2="18.9cm" svg:y2="0.35cm">
          <text:p/>
        </draw:line>
        <draw:line draw:style-name="gr5" draw:text-style-name="P3" draw:layer="layout" svg:x1="19.9cm" svg:y1="1.6cm" svg:x2="18.9cm" svg:y2="2.85cm">
          <text:p/>
        </draw:line>
        <draw:custom-shape draw:style-name="gr16" draw:text-style-name="P7" draw:layer="layout" svg:width="0.5cm" svg:height="0.5cm" svg:x="19.45cm" svg:y="1.35cm">
          <text:p text:style-name="P6"><text:span text:style-name="T4">6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1.5cm" svg:height="0.75cm" svg:x="19.8cm" svg:y="0.25cm">
          <text:p text:style-name="P6"><text:span text:style-name="T8">AD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19.9cm" svg:y1="1.6cm" svg:x2="20.554cm" svg:y2="1.6cm">
          <text:p/>
        </draw:line>
        <draw:custom-shape draw:style-name="gr13" draw:text-style-name="P7" draw:layer="layout" svg:width="2.25cm" svg:height="0.75cm" svg:x="16.7cm" svg:y="0.85cm">
          <text:p text:style-name="P6"><text:span text:style-name="T3">100Ω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1.6cm" svg:height="0.5cm" svg:x="17cm" svg:y="0.35cm">
          <text:p text:style-name="P6"><text:span text:style-name="T4">R404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1.25cm" draw:transform="rotate (1.5707963267949) translate (17.2cm 0.85cm)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6cm" svg:y1="0.6cm" svg:x2="17.2cm" svg:y2="0.6cm">
          <text:p/>
        </draw:line>
        <draw:line draw:style-name="gr5" draw:text-style-name="P3" draw:layer="layout" svg:x1="20.554cm" svg:y1="1.6cm" svg:x2="20.55cm" svg:y2="0.997cm">
          <text:p/>
        </draw:line>
        <draw:custom-shape draw:style-name="gr32" draw:text-style-name="P7" draw:layer="layout" svg:width="2.85cm" svg:height="0.75cm" svg:x="18.75cm" svg:y="2.5cm">
          <text:p text:style-name="P6"><text:span text:style-name="T3">OPA690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1.6cm" svg:height="0.5cm" svg:x="19cm" svg:y="2.2cm">
          <text:p text:style-name="P6"><text:span text:style-name="T4">U40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2" draw:display-name="Linienspitzen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Linienspitzen_20_3" draw:display-name="Linienspitzen 3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Linienspitzen_20_4" draw:display-name="Linienspitzen 4" svg:viewBox="0 0 20 30" svg:d="M10 30l-10-30h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2cm" fo:page-width="22cm" fo:page-height="4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2-13T22:17:07.831000000</dc:date>
    <meta:editing-duration>PT2H24M27S</meta:editing-duration>
    <meta:editing-cycles>16</meta:editing-cycles>
    <meta:generator>LibreOffice/7.4.0.3$Windows_X86_64 LibreOffice_project/f85e47c08ddd19c015c0114a68350214f7066f5a</meta:generator>
    <meta:document-statistic meta:object-count="77"/>
  </office:meta>
</office:document-meta>
</file>